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lbo,</text:p>
      <text:p text:style-name="Normal">naše společné zvířecí znamení, Váhy, je symbolem rovnováhy, spravedlnosti, a harmonie, a je úžasné sdílet tento znak s někým, kdo tyto hodnoty ztělesňuje tak krásně, jako ty. Tvůj strážný anděl, Raquel, ti dává sílu stát se ochráncem všeho, co je spravedlivé - a já věřím, že tato síla a spravedlnost září z tebe v každé chvíli.</text:p>
      <text:p text:style-name="Normal">Na Valentýna si přeji, aby tvoje cesta byla vždy osvětlena světlem spravedlnosti a lásky, a aby si nikdy neztratila odvahu bojovat za to, v co věříš. Ať tě tvůj strážný anděl vede k tomu, abys byla nejen ochránkyní slabších, ale také zdrojem inspirace pro ty, kteří mají to štěstí, že tě mohou znát. Sdílení znamení Váh s tebou mi připomíná, že v jednotě a porozumění je mimořádná síl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